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7e2e0" draw:textarea-vertical-align="middle"/>
    </style:style>
    <style:style style:name="gr2" style:family="graphic" style:parent-style-name="standard">
      <style:graphic-properties draw:fill="solid" draw:fill-color="#eff494" draw:textarea-vertical-align="middle"/>
    </style:style>
    <style:style style:name="gr3" style:family="graphic" style:parent-style-name="objectwithoutfill">
      <style:graphic-properties draw:marker-end="Arrow" draw:marker-end-width="0.3cm" draw:fill="none" draw:fill-color="#eff494" draw:textarea-vertical-align="middle"/>
    </style:style>
    <style:style style:name="gr4" style:family="graphic" style:parent-style-name="standard">
      <style:graphic-properties draw:fill="solid" draw:fill-color="#a9e2a9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1" draw:id="id1" draw:layer="layout" svg:width="7.938cm" svg:height="1.905cm" svg:x="13.017cm" svg:y="3.175cm">
          <text:p text:style-name="P1">query = sentClaims</text:p>
        </draw:rect>
        <draw:rect draw:style-name="gr2" draw:text-style-name="P1" draw:layer="layout" svg:width="4.127cm" svg:height="1.588cm" svg:x="1.27cm" svg:y="1.27cm">
          <text:p text:style-name="P1">index.jsp</text:p>
        </draw:rect>
        <draw:rect draw:style-name="gr2" draw:text-style-name="P1" xml:id="id2" draw:id="id2" draw:layer="layout" svg:width="4.127cm" svg:height="1.588cm" svg:x="1.27cm" svg:y="4.127cm">
          <text:p text:style-name="P1">jpivot.jsp</text:p>
        </draw:rect>
        <draw:connector draw:style-name="gr3" draw:text-style-name="P1" draw:layer="layout" draw:type="line" svg:x1="13.017cm" svg:y1="4.127cm" svg:x2="5.397cm" svg:y2="4.921cm" draw:start-shape="id1" draw:start-glue-point="3" draw:end-shape="id2" svg:d="M13017 4127l-7620 794">
          <text:p/>
        </draw:connector>
        <draw:rect draw:style-name="gr2" draw:text-style-name="P1" draw:layer="layout" svg:width="7.619cm" svg:height="1.588cm" svg:x="0.953cm" svg:y="7.937cm">
          <text:p text:style-name="P1">WEB-INF/queries</text:p>
        </draw:rect>
        <draw:rect draw:style-name="gr4" draw:text-style-name="P1" draw:layer="layout" svg:width="6.032cm" svg:height="1.905cm" svg:x="15.875cm" svg:y="11.747cm">
          <text:p text:style-name="P1">junior.xml</text:p>
        </draw:rect>
        <draw:rect draw:style-name="gr2" draw:text-style-name="P1" draw:layer="layout" svg:width="5.397cm" svg:height="1.588cm" svg:x="15.558cm" svg:y="7.619cm">
          <text:p text:style-name="P1">sentClaims.jsp</text:p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2-13T09:16:04.59</meta:creation-date>
    <dc:date>2015-02-13T10:29:39.88</dc:date>
    <dc:creator>james </dc:creator>
    <meta:editing-duration>PT1H13M36S</meta:editing-duration>
    <meta:editing-cycles>1</meta:editing-cycles>
    <meta:document-statistic meta:object-count="30"/>
    <meta:generator>OpenOffice/4.1.1$Win32 OpenOffice.org_project/411m6$Build-9775</meta:generator>
  </office:meta>
</office:document-meta>
</file>